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264E29CEC7A77C8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75cm, 12.186cm, 25.224cm, 12.2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1.548cm" svg:x="0.3cm" svg:y="0.201cm">
          <draw:image xlink:href="Pictures/1000000000000BD000000FC0264E29CEC7A77C8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0:06.022230130</dc:date>
    <meta:editing-duration>PT2M3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